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ube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3T08:29:44.122452335</meta:creation-date>
    <dc:date>2019-11-13T09:15:24.252267664</dc:date>
    <meta:editing-duration>PT2M55S</meta:editing-duration>
    <meta:editing-cycles>1</meta:editing-cycles>
    <meta:document-statistic meta:table-count="1" meta:cell-count="305" meta:object-count="0"/>
    <meta:generator>LibreOffice/6.3.2.2$Linux_X86_64 LibreOffice_project/30$Build-2</meta:generator>
  </office:meta>
</office:document-meta>
</file>